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trones de Diseñ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finición:</text:p>
                <text:list>
                  <text:list-item>
                    <text:p>“Los patrones de diseño son el esqueleto de las soluciones a problemas comunes en el desarrollo de software.”<text:line-break/></text:p>
                  </text:list-item>
                </text:list>
              </text:list-item>
              <text:list-item>
                <text:p>Interpretación: </text:p>
                <text:list>
                  <text:list-item>
                    <text:p>Los patrones de diseño brindan una solución ya probada y documentada a problemas de desarrollo de software sujetos a contextos similares. <text:line-break/></text:p>
                  </text:list-item>
                </text:list>
              </text:list-item>
              <text:list-item>
                <text:p>Datos Importantes:</text:p>
                <text:list>
                  <text:list-item>
                    <text:p>Dentro de los elementos de un patrón, aquellos que toman importancia fundamental para su entendimiento y clasificación son</text:p>
                    <text:list>
                      <text:list-item>
                        <text:p>Su nombre</text:p>
                      </text:list-item>
                      <text:list-item>
                        <text:p>El problema (cuando aplicar un patrón)</text:p>
                      </text:list-item>
                      <text:list-item>
                        <text:p>La solución (descripción abstracta del problema) </text:p>
                      </text:list-item>
                      <text:list-item>
                        <text:p>Las consecuencias (costos y beneficios).<text:line-break/></text:p>
                      </text:list-item>
                    </text:list>
                  </text:list-item>
                </text:list>
              </text:list-item>
              <text:list-item>
                <text:p>Tipos de Patrones de Diseño:</text:p>
                <text:list>
                  <text:list-item>
                    <text:p>Patrones Creacionales: Inicialización y configuración de objetos.</text:p>
                  </text:list-item>
                  <text:list-item>
                    <text:p>Patrones Estructurales: Separan la interfaz de la implementación. Se ocupan de cómo las clases y objetos se agrupan, para formar estructuras más grandes.</text:p>
                  </text:list-item>
                  <text:list-item>
                    <text:p>Patrones de Comportamiento: Más que describir objetos o clases, describen la comunicación entre ello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Patrones de Diseño: Comman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enc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te patrón permite solicitar una operación a un objeto sin conocer realmente el contenido de la misma, ni su receptor real. Para ello se encapsula la petición como un objeto, lo que a su vez facilita la parametrización de los méto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Propósit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capsula una petición como un objeto, permitiendo parametrizar clientes con diferentes peticiones, de cola o <text:s/>de registro, soportando además volver a un estado anterior (Deshacer).</text:p>
              </text:list-item>
              <text:list-item>
                <text:p>Soporta restaurar el estado a partir de un momento dado.</text:p>
              </text:list-item>
              <text:list-item>
                <text:p>Ofrece una interfaz común que permita invocar las acciones de forma uniforme y extender el sistema con nuevas acciones de forma más sencil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Motiv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cesidad de enviar peticiones a objetos sin conocer las operaciones involucradas o el receptor real / final de la petición.</text:p>
              </text:list-item>
              <text:list-item>
                <text:p>El concepto de "orden" puede ser ambiguo y complejo en los sistemas actuales y al mismo tiempo muy extendido. Este patrón presenta una forma sencilla y versátil de implementar un sistema basado en comandos, facilitándose su uso y amplia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Aplicacion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cilitar la parametrización de las acciones a realizar.</text:p>
              </text:list-item>
              <text:list-item>
                <text:p>Independizar el momento de petición del de ejecución.</text:p>
              </text:list-item>
              <text:list-item>
                <text:p>Implementar CallBacks, especificando el orden de prioridad en que se desea ejecutar las órdenes bajo ciertas circunstancias. Es decir, un parámetro de una orden puede ser otra orden a ejecutar.</text:p>
              </text:list-item>
              <text:list-item>
                <text:p>Soportar el "deshacer".</text:p>
              </text:list-item>
              <text:list-item>
                <text:p>Desarrollar sistemas utilizando órdenes de alto nivel que se construyen con operaciones sencillas (primitiva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Estructura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Ejemplo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Ejemplo 1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Ejemplo 2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Codig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Consecuencia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Bibliografi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sourcemaking.com/design_patterns/command" xlink:type="simple">https://sourcemaking.com/design_patterns/command</text:a></text:p>
              </text:list-item>
              <text:list-item>
                <text:p><text:a xlink:href="https://es.wikipedia.org/wiki/Command_(patrón_de_diseño" xlink:type="simple">https://es.wikipedia.org/wiki/Command_(patrón_de_diseño</text:a>)</text:p>
              </text:list-item>
              <text:list-item>
                <text:p>https://msdn.microsoft.com/es-es/library/bb972240.asp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20:42:06.442955995</meta:creation-date>
    <meta:editing-duration>PT15M40S</meta:editing-duration>
    <meta:editing-cycles>4</meta:editing-cycles>
    <meta:generator>LibreOffice/5.1.6.2$Linux_X86_64 LibreOffice_project/10m0$Build-2</meta:generator>
    <dc:date>2017-05-23T09:28:40.139773170</dc:date>
    <meta:document-statistic meta:object-count="70"/>
  </office:meta>
</office:document-meta>
</file>